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ál" style:master-page-name="MP0" style:family="paragraph">
      <style:paragraph-properties fo:break-before="page"/>
    </style:style>
    <style:style style:name="T2" style:parent-style-name="Bekezdésalapbetűtípusa" style:family="text">
      <style:text-properties fo:background-color="#FFFF00"/>
    </style:style>
    <style:style style:name="T3" style:parent-style-name="Bekezdésalapbetűtípusa" style:family="text">
      <style:text-properties fo:background-color="#FFFF00"/>
    </style:style>
    <style:style style:name="T4" style:parent-style-name="Bekezdésalapbetűtípusa" style:family="text">
      <style:text-properties fo:background-color="#FFFF00"/>
    </style:style>
    <style:style style:name="T5" style:parent-style-name="Bekezdésalapbetűtípusa" style:family="text">
      <style:text-properties fo:background-color="#FFFF00"/>
    </style:style>
    <style:style style:name="T6" style:parent-style-name="Bekezdésalapbetűtípusa" style:family="text">
      <style:text-properties fo:background-color="#FFFF00"/>
    </style:style>
    <style:style style:name="P7" style:parent-style-name="Normál" style:family="paragraph">
      <style:text-properties fo:background-color="#FFFF00"/>
    </style:style>
  </office:automatic-styles>
  <office:body>
    <office:text text:use-soft-page-breaks="true">
      <text:p text:style-name="P1"><text:span text:style-name="T2">LOL</text:span><text:span text:style-name="T3"><text:s/>L</text:span><text:span text:style-name="T4">eague of Legends</text:span></text:p>
      <text:p text:style-name="Normál">&lt;!DOCTYPE html&gt;</text:p>
      <text:p text:style-name="Normál">&lt;html lang="hu"&gt;</text:p>
      <text:p text:style-name="Normál">&lt;head&gt;</text:p>
      <text:p text:style-name="Normál"><text:s text:c="4"/>&lt;meta charset="UTF-8"&gt;</text:p>
      <text:p text:style-name="Normál"><text:s text:c="4"/>&lt;meta http-equiv="X-UA-Compatible" content="IE=edge"&gt;</text:p>
      <text:p text:style-name="Normál"><text:s text:c="4"/>&lt;meta name="viewport" content="width=device-width, initial-scale=1.0"&gt;</text:p>
      <text:p text:style-name="Normál"><text:s text:c="4"/>&lt;title&gt;Document&lt;/title&gt;</text:p>
      <text:p text:style-name="Normál"><text:s text:c="4"/>&lt;link rel="stylesheet" href="./css/style1.css" type="text/css"&gt;</text:p>
      <text:p text:style-name="Normál">&lt;/head&gt;</text:p>
      <text:p text:style-name="Normál">&lt;body&gt;</text:p>
      <text:p text:style-name="Normál"><text:s text:c="4"/>&lt;div class="container"&gt;</text:p>
      <text:p text:style-name="Normál"><text:s text:c="8"/>&lt;div class="header"&gt;</text:p>
      <text:p text:style-name="Normál"><text:s text:c="12"/>&lt;h1&gt;City-Holiday Utazási iroda &lt;/h1&gt;</text:p>
      <text:p text:style-name="Normál"><text:s text:c="8"/>&lt;/div&gt;</text:p>
      <text:p text:style-name="Normál"><text:s text:c="8"/>&lt;div class="tartalom"&gt;</text:p>
      <text:p text:style-name="Normál"><text:s text:c="12"/>&lt;div class="navigation"&gt;</text:p>
      <text:p text:style-name="Normál"><text:s text:c="16"/>&lt;ul&gt;</text:p>
      <text:p text:style-name="Normál"><text:s text:c="20"/>&lt;li&gt;&lt;a href="#"&gt;Főoldal&lt;/a&gt;&lt;/li&gt;</text:p>
      <text:p text:style-name="Normál"><text:s text:c="20"/>&lt;li&gt;&lt;a href="#"&gt;Bemutatkozás&lt;/a&gt;&lt;/li&gt;</text:p>
      <text:p text:style-name="Normál"><text:s text:c="20"/>&lt;li&gt;&lt;a href="#"&gt;Szolgáltatásaink&lt;/a&gt;&lt;/li&gt;</text:p>
      <text:p text:style-name="Normál"><text:s text:c="20"/>&lt;li&gt;&lt;a href="#"&gt;Akciós utak&lt;/a&gt;&lt;/li&gt;</text:p>
      <text:p text:style-name="Normál"><text:s text:c="20"/>&lt;li&gt;&lt;a href="#"&gt;Kapcsolat&lt;/a&gt;&lt;/li&gt;</text:p>
      <text:p text:style-name="Normál"><text:s text:c="16"/>&lt;/ul&gt;</text:p>
      <text:p text:style-name="Normál"><text:s text:c="12"/>&lt;/div&gt;</text:p>
      <text:p text:style-name="Normál"><text:s text:c="12"/>&lt;div class="content"&gt;</text:p>
      <text:p text:style-name="Normál"><text:s text:c="16"/>&lt;div class="hasab"&gt;</text:p>
      <text:p text:style-name="Normál"><text:s text:c="20"/>&lt;img class="kep1" src="./img/andalusia1.jpg" alt="spanyol1"&gt;</text:p>
      <text:p text:style-name="Normál"><text:s text:c="20"/>&lt;p&gt;Lorem ipsum dolor sit amet, consectetur adipisicing elit. Cum optio corporis ut consequatur suscipit aliquam. Recusandae dicta obcaecati natus, reprehenderit a eum asperiores quasi iste pariatur. Quo vel pariatur nisi at assumenda. Voluptatem, culpa nisi. Quas enim reiciendis minus! Dicta maxime nostrum quidem. Voluptas id laudantium corrupti eaque qui? Minus a labore numquam inventore consectetur soluta laborum suscipit placeat, nihil rem eligendi non, fuga temporibus quam veritatis odit fugit aperiam cupiditate voluptates cumque perferendis quis. Nobis illum quaerat, numquam vel hic ducimus quos excepturi beatae rem labore non repudiandae nemo illo placeat architecto soluta? Odit dolorem laborum id repellendus saepe?</text:p>
      <text:p text:style-name="Normál"><text:s text:c="20"/>&lt;/p&gt;</text:p>
      <text:soft-page-break/>
      <text:p text:style-name="Normál"><text:s text:c="20"/>&lt;p&gt;Lorem ipsum dolor sit amet, consectetur adipisicing elit. Cum optio corporis ut consequatur suscipit aliquam. Recusandae dicta obcaecati natus, reprehenderit a eum asperiores quasi iste pariatur. Quo vel pariatur nisi at assumenda. Voluptatem, culpa nisi. Quas enim reiciendis minus! Dicta maxime nostrum quidem. Voluptas id laudantium corrupti eaque qui? Minus a labore numquam inventore consectetur soluta laborum suscipit placeat, nihil rem eligendi non, fuga temporibus quam veritatis odit fugit aperiam cupiditate voluptates cumque perferendis quis. Nobis illum quaerat, numquam vel hic ducimus quos excepturi beatae rem labore non repudiandae nemo illo placeat architecto soluta? Odit dolorem laborum id repellendus saepe?</text:p>
      <text:p text:style-name="Normál"><text:s text:c="20"/>&lt;/p&gt;</text:p>
      <text:p text:style-name="Normál"><text:s text:c="16"/>&lt;/div&gt;</text:p>
      <text:p text:style-name="Normál"><text:s text:c="16"/>&lt;div class="hasab"&gt;</text:p>
      <text:p text:style-name="Normál"><text:s text:c="20"/>&lt;img class="kep2" src="./img/andalusia1.jpg" alt="spanyol2"&gt;</text:p>
      <text:p text:style-name="Normál"><text:s text:c="20"/>&lt;p&gt;Lorem ipsum dolor sit amet, consectetur adipisicing elit. Cum optio corporis ut consequatur suscipit aliquam. Recusandae dicta obcaecati natus, reprehenderit a eum asperiores quasi iste pariatur. Quo vel pariatur nisi at assumenda. Voluptatem, culpa nisi. Quas enim reiciendis minus! Dicta maxime nostrum quidem. Voluptas id laudantium corrupti eaque qui? Minus a labore numquam inventore consectetur soluta laborum suscipit placeat, nihil rem eligendi non, fuga temporibus quam veritatis odit fugit aperiam cupiditate voluptates cumque perferendis quis. Nobis illum quaerat, numquam vel hic ducimus quos excepturi beatae rem labore non repudiandae nemo illo placeat architecto soluta? Odit dolorem laborum id repellendus saepe?</text:p>
      <text:p text:style-name="Normál"><text:s text:c="20"/>&lt;/p&gt;</text:p>
      <text:p text:style-name="Normál"><text:s text:c="20"/>&lt;p&gt;Lorem ipsum dolor sit amet, consectetur adipisicing elit. Cum optio corporis ut consequatur suscipit aliquam. Recusandae dicta obcaecati natus, reprehenderit a eum asperiores quasi iste pariatur. Quo vel pariatur nisi at assumenda. Voluptatem, culpa nisi. Quas enim reiciendis minus! Dicta maxime nostrum quidem. Voluptas id laudantium corrupti eaque qui? Minus a labore numquam inventore consectetur soluta laborum suscipit placeat, nihil rem eligendi non, fuga temporibus quam veritatis odit fugit aperiam cupiditate voluptates cumque perferendis quis. Nobis illum quaerat, numquam vel hic ducimus quos excepturi beatae rem labore non repudiandae nemo illo placeat architecto soluta? Odit dolorem laborum id repellendus saepe?</text:p>
      <text:p text:style-name="Normál"><text:s text:c="20"/>&lt;/p&gt;</text:p>
      <text:p text:style-name="Normál"><text:s text:c="16"/>&lt;/div&gt;</text:p>
      <text:p text:style-name="Normál"><text:s text:c="12"/>&lt;/div&gt;</text:p>
      <text:p text:style-name="Normál"><text:s text:c="8"/>&lt;/div&gt;</text:p>
      <text:p text:style-name="Normál"><text:s text:c="8"/>&lt;div class="footer"&gt;</text:p>
      <text:p text:style-name="Normál"><text:s text:c="12"/>&lt;p&gt;City-Holiday Utazási iroda &lt;/p&gt;</text:p>
      <text:p text:style-name="Normál"><text:s text:c="8"/>&lt;/div&gt;</text:p>
      <text:p text:style-name="Normál"><text:s text:c="4"/>&lt;/div&gt;</text:p>
      <text:p text:style-name="Normál"><text:s text:c="4"/></text:p>
      <text:p text:style-name="Normál">&lt;/body&gt;</text:p>
      <text:p text:style-name="Normál">&lt;/html&gt;</text:p>
      <text:p text:style-name="Normál"><text:span text:style-name="T5">css</text:span><text:span text:style-name="T6">1.</text:span></text:p>
      <text:p text:style-name="Normál">*{</text:p>
      <text:p text:style-name="Normál"><text:s text:c="4"/>box-sizing: border-box;</text:p>
      <text:p text:style-name="Normál"><text:s text:c="4"/>margin:0;</text:p>
      <text:soft-page-break/>
      <text:p text:style-name="Normál"><text:s text:c="4"/>padding: 0;</text:p>
      <text:p text:style-name="Normál">}</text:p>
      <text:p text:style-name="Normál">html{</text:p>
      <text:p text:style-name="Normál"><text:s text:c="4"/>font-size: 10px;</text:p>
      <text:p text:style-name="Normál">}</text:p>
      <text:p text:style-name="Normál">body{</text:p>
      <text:p text:style-name="Normál"><text:s text:c="4"/>font-family: Verdana, Geneva, Tahoma, sans-serif;</text:p>
      <text:p text:style-name="Normál"><text:s text:c="4"/>background: rgba(162,202,221);</text:p>
      <text:p text:style-name="Normál">}</text:p>
      <text:p text:style-name="Normál">.container{</text:p>
      <text:p text:style-name="Normál"><text:s text:c="4"/>max-width: 900px;</text:p>
      <text:p text:style-name="Normál"><text:s text:c="4"/>margin:0 auto;</text:p>
      <text:p text:style-name="Normál">}</text:p>
      <text:p text:style-name="Normál">.header{</text:p>
      <text:p text:style-name="Normál"><text:s text:c="4"/>height: 340px;</text:p>
      <text:p text:style-name="Normál"><text:s text:c="4"/>background: url('../img/citylogo.jpg');</text:p>
      <text:p text:style-name="Normál"><text:s text:c="4"/>color:white;</text:p>
      <text:p text:style-name="Normál"><text:s text:c="4"/>font-size: 2rem;</text:p>
      <text:p text:style-name="Normál"><text:s text:c="4"/>padding: 250px 0 0 200px;</text:p>
      <text:p text:style-name="Normál">}</text:p>
      <text:p text:style-name="Normál">.navigation{</text:p>
      <text:p text:style-name="Normál"><text:s text:c="4"/>background-color: #5473b4 <text:s/></text:p>
      <text:p text:style-name="Normál">}</text:p>
      <text:p text:style-name="Normál">.navigation ul{</text:p>
      <text:p text:style-name="Normál"><text:s text:c="4"/>list-style-type: none;</text:p>
      <text:p text:style-name="Normál">}</text:p>
      <text:p text:style-name="Normál">.navigation ul::after, .hasab::after{</text:p>
      <text:p text:style-name="Normál"><text:s text:c="4"/>content:"";</text:p>
      <text:p text:style-name="Normál"><text:s text:c="4"/>clear:both;</text:p>
      <text:p text:style-name="Normál"><text:s text:c="4"/>display:table;</text:p>
      <text:p text:style-name="Normál">}</text:p>
      <text:p text:style-name="Normál">.navigation ul li{</text:p>
      <text:p text:style-name="Normál"><text:s text:c="4"/>width:20%;</text:p>
      <text:p text:style-name="Normál"><text:s text:c="4"/>float:left;</text:p>
      <text:p text:style-name="Normál"><text:s text:c="4"/>text-align: center;</text:p>
      <text:soft-page-break/>
      <text:p text:style-name="Normál">}</text:p>
      <text:p text:style-name="Normál">.navigation ul li a{</text:p>
      <text:p text:style-name="Normál"><text:s text:c="4"/>color:white;</text:p>
      <text:p text:style-name="Normál"><text:s text:c="4"/>text-decoration: none;</text:p>
      <text:p text:style-name="Normál"><text:s text:c="4"/>padding:30px;</text:p>
      <text:p text:style-name="Normál"><text:s text:c="4"/>display:block;</text:p>
      <text:p text:style-name="Normál"><text:s text:c="4"/>text-transform: uppercase;</text:p>
      <text:p text:style-name="Normál">}</text:p>
      <text:p text:style-name="Normál">.navigation ul li a:hover{</text:p>
      <text:p text:style-name="Normál"><text:s text:c="4"/>background-color: #455f97;</text:p>
      <text:p text:style-name="Normál"><text:s text:c="4"/>text-decoration: underline;</text:p>
      <text:p text:style-name="Normál">}</text:p>
      <text:p text:style-name="Normál">.content{</text:p>
      <text:p text:style-name="Normál"><text:s text:c="4"/>background: #ddd;</text:p>
      <text:p text:style-name="Normál">}</text:p>
      <text:p text:style-name="Normál">.content .hasab img{</text:p>
      <text:p text:style-name="Normál"><text:s text:c="4"/>max-width: 50%;</text:p>
      <text:p text:style-name="Normál">}</text:p>
      <text:p text:style-name="Normál">.content .hasab p{</text:p>
      <text:p text:style-name="Normál"><text:s text:c="4"/>float:left;</text:p>
      <text:p text:style-name="Normál"><text:s text:c="4"/>max-width:50%;</text:p>
      <text:p text:style-name="Normál"><text:s text:c="4"/>font-size: .8rem;</text:p>
      <text:p text:style-name="Normál"><text:s text:c="4"/>padding:20px;</text:p>
      <text:p text:style-name="Normál"><text:s text:c="4"/>line-height: 1.8;</text:p>
      <text:p text:style-name="Normál"><text:s text:c="4"/>text-align: justify;</text:p>
      <text:p text:style-name="Normál">}</text:p>
      <text:p text:style-name="Normál">.kep1{</text:p>
      <text:p text:style-name="Normál"><text:s text:c="4"/>float:left;</text:p>
      <text:p text:style-name="Normál">}</text:p>
      <text:p text:style-name="Normál">.kep2{</text:p>
      <text:p text:style-name="Normál"><text:s text:c="4"/>float:right;</text:p>
      <text:p text:style-name="Normál">}</text:p>
      <text:p text:style-name="Normál">.footer{</text:p>
      <text:p text:style-name="Normál"><text:s text:c="4"/>background: white;</text:p>
      <text:p text:style-name="Normál"><text:s text:c="4"/>height: 200px;</text:p>
      <text:soft-page-break/>
      <text:p text:style-name="Normál"><text:s text:c="4"/>font-size: 1.8rem;</text:p>
      <text:p text:style-name="Normál"><text:s text:c="4"/>padding-top: 100px;</text:p>
      <text:p text:style-name="Normál"><text:s text:c="4"/>text-align: center;</text:p>
      <text:p text:style-name="Normál"><text:s text:c="4"/>color:rgb(98, 97, 97)</text:p>
      <text:p text:style-name="Normál">}</text:p>
      <text:p text:style-name="P7">css2.</text:p>
      <text:p text:style-name="Normál"/>
      <text:p text:style-name="Normál">*{</text:p>
      <text:p text:style-name="Normál"><text:s text:c="4"/>box-sizing: border-box;</text:p>
      <text:p text:style-name="Normál"><text:s text:c="4"/>margin:0;</text:p>
      <text:p text:style-name="Normál"><text:s text:c="4"/>padding: 0;</text:p>
      <text:p text:style-name="Normál">}</text:p>
      <text:p text:style-name="Normál">html{</text:p>
      <text:p text:style-name="Normál"><text:s text:c="4"/>font-size: 14px;</text:p>
      <text:p text:style-name="Normál">}</text:p>
      <text:p text:style-name="Normál">body{</text:p>
      <text:p text:style-name="Normál"><text:s text:c="4"/>font-family: Verdana, Geneva, Tahoma, sans-serif;</text:p>
      <text:p text:style-name="Normál"><text:s text:c="4"/>background: rgba(162,202,221);</text:p>
      <text:p text:style-name="Normál">}</text:p>
      <text:p text:style-name="Normál">.container{</text:p>
      <text:p text:style-name="Normál"><text:s text:c="4"/>max-width: 1300px;</text:p>
      <text:p text:style-name="Normál"><text:s text:c="4"/>margin:0 auto;</text:p>
      <text:p text:style-name="Normál">}</text:p>
      <text:p text:style-name="Normál">.header{</text:p>
      <text:p text:style-name="Normál"><text:s text:c="4"/>height: 340px;</text:p>
      <text:p text:style-name="Normál"><text:s text:c="4"/>background: url('../img/citylogo.jpg');</text:p>
      <text:p text:style-name="Normál"><text:s text:c="4"/>color:white;</text:p>
      <text:p text:style-name="Normál"><text:s text:c="4"/>font-size: 2rem;</text:p>
      <text:p text:style-name="Normál"><text:s text:c="4"/>padding: 250px 0 0 200px;</text:p>
      <text:p text:style-name="Normál">}</text:p>
      <text:p text:style-name="Normál">.tartalom{</text:p>
      <text:p text:style-name="Normál"><text:s text:c="4"/>background-color: #5473b4;</text:p>
      <text:p text:style-name="Normál">}</text:p>
      <text:p text:style-name="Normál">.navigation{</text:p>
      <text:p text:style-name="Normál"><text:s text:c="4"/>background-color: #5473b4;</text:p>
      <text:soft-page-break/>
      <text:p text:style-name="Normál"><text:s text:c="4"/>width:20%;</text:p>
      <text:p text:style-name="Normál"><text:s text:c="4"/>float:left;</text:p>
      <text:p text:style-name="Normál"/>
      <text:p text:style-name="Normál">}</text:p>
      <text:p text:style-name="Normál">.navigation ul{</text:p>
      <text:p text:style-name="Normál"><text:s text:c="4"/>list-style-type: none;</text:p>
      <text:p text:style-name="Normál">}</text:p>
      <text:p text:style-name="Normál">.navigation ul::after, .hasab::after, .tartalom::after{</text:p>
      <text:p text:style-name="Normál"><text:s text:c="4"/>content:"";</text:p>
      <text:p text:style-name="Normál"><text:s text:c="4"/>clear:both;</text:p>
      <text:p text:style-name="Normál"><text:s text:c="4"/>display:table;</text:p>
      <text:p text:style-name="Normál">}</text:p>
      <text:p text:style-name="Normál">.navigation ul li{</text:p>
      <text:p text:style-name="Normál"><text:s text:c="3"/>text-align: center;</text:p>
      <text:p text:style-name="Normál"><text:s text:c="3"/>border-bottom: 1px dotted black;</text:p>
      <text:p text:style-name="Normál">}</text:p>
      <text:p text:style-name="Normál">.navigation ul li a{</text:p>
      <text:p text:style-name="Normál"><text:s text:c="4"/>color:white;</text:p>
      <text:p text:style-name="Normál"><text:s text:c="4"/>text-decoration: none;</text:p>
      <text:p text:style-name="Normál"><text:s text:c="4"/>padding:30px;</text:p>
      <text:p text:style-name="Normál"><text:s text:c="4"/>display:block;</text:p>
      <text:p text:style-name="Normál"><text:s text:c="4"/>text-transform: uppercase;</text:p>
      <text:p text:style-name="Normál">}</text:p>
      <text:p text:style-name="Normál">.navigation ul li a:hover{</text:p>
      <text:p text:style-name="Normál"><text:s text:c="4"/>background-color: #455f97;</text:p>
      <text:p text:style-name="Normál"><text:s text:c="4"/>text-decoration: underline;</text:p>
      <text:p text:style-name="Normál">}</text:p>
      <text:p text:style-name="Normál">.content{</text:p>
      <text:p text:style-name="Normál"><text:s text:c="4"/>background: #ddd;</text:p>
      <text:p text:style-name="Normál"><text:s text:c="4"/>width:80%;</text:p>
      <text:p text:style-name="Normál"><text:s text:c="4"/>float:left;</text:p>
      <text:p text:style-name="Normál">}</text:p>
      <text:p text:style-name="Normál"/>
      <text:p text:style-name="Normál">.content .hasab{</text:p>
      <text:p text:style-name="Normál"><text:s text:c="4"/>border-bottom: 1px dotted black;</text:p>
      <text:soft-page-break/>
      <text:p text:style-name="Normál">}</text:p>
      <text:p text:style-name="Normál">.content .hasab:last-child{</text:p>
      <text:p text:style-name="Normál"><text:s text:c="4"/>border-bottom: none;</text:p>
      <text:p text:style-name="Normál">}</text:p>
      <text:p text:style-name="Normál"/>
      <text:p text:style-name="Normál">.content .hasab img{</text:p>
      <text:p text:style-name="Normál"><text:s text:c="4"/>max-width: 50%;</text:p>
      <text:p text:style-name="Normál">}</text:p>
      <text:p text:style-name="Normál">.content .hasab p{</text:p>
      <text:p text:style-name="Normál"><text:s text:c="4"/>float:left;</text:p>
      <text:p text:style-name="Normál"><text:s text:c="4"/>max-width:50%;</text:p>
      <text:p text:style-name="Normál"><text:s text:c="4"/>font-size:.8rem;</text:p>
      <text:p text:style-name="Normál"><text:s text:c="4"/>padding:10px;</text:p>
      <text:p text:style-name="Normál"><text:s text:c="4"/>line-height: 1.3;</text:p>
      <text:p text:style-name="Normál"><text:s text:c="4"/>text-align: justify;</text:p>
      <text:p text:style-name="Normál">}</text:p>
      <text:p text:style-name="Normál">.content .hasab p:last-child{</text:p>
      <text:p text:style-name="Normál"><text:s text:c="4"/>padding-top: 0;</text:p>
      <text:p text:style-name="Normál">}</text:p>
      <text:p text:style-name="Normál">.kep1{</text:p>
      <text:p text:style-name="Normál"><text:s text:c="4"/>float:left;</text:p>
      <text:p text:style-name="Normál">}</text:p>
      <text:p text:style-name="Normál">.kep2{</text:p>
      <text:p text:style-name="Normál"><text:s text:c="4"/>float:left;</text:p>
      <text:p text:style-name="Normál">}</text:p>
      <text:p text:style-name="Normál">.footer{</text:p>
      <text:p text:style-name="Normál"><text:s text:c="4"/>background: white;</text:p>
      <text:p text:style-name="Normál"><text:s text:c="4"/>height: 200px;</text:p>
      <text:p text:style-name="Normál"><text:s text:c="4"/>font-size: 1.8rem;</text:p>
      <text:p text:style-name="Normál"><text:s text:c="4"/>padding-top: 100px;</text:p>
      <text:p text:style-name="Normál"><text:s text:c="4"/>text-align: center;</text:p>
      <text:p text:style-name="Normál"><text:s text:c="4"/>color:rgb(98, 97, 97)</text:p>
      <text:p text:style-name="Normál">}</text:p>
      <text:p text:style-name="Normál"/>
      <text:p text:style-name="Normá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u" fo:country="HU" style:language-asian="en" style:country-asian="US" style:language-complex="ar" style:country-complex="SA" style:text-combine="none" fo:hyphenate="true"/>
    </style:default-style>
    <style:style style:name="Normál" style:display-name="Normál" style:family="paragraph">
      <style:text-properties fo:hyphenate="false"/>
    </style:style>
    <style:style style:name="Bekezdésalapbetűtípusa" style:display-name="Bekezdés alapbetűtípusa"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judmila Talian</meta:initial-creator>
    <dc:creator>Ljudmila Talian</dc:creator>
    <meta:creation-date>2022-01-25T21:42:00Z</meta:creation-date>
    <dc:date>2022-01-25T21:42:00Z</dc:date>
    <meta:template xlink:href="Normal.dotm" xlink:type="simple"/>
    <meta:editing-cycles>2</meta:editing-cycles>
    <meta:editing-duration>PT60S</meta:editing-duration>
    <meta:document-statistic meta:page-count="7" meta:paragraph-count="14" meta:word-count="929" meta:character-count="7327" meta:row-count="53" meta:non-whitespace-character-count="6412"/>
  </office:meta>
</office:document-meta>
</file>